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/>
    <style:font-face style:name="Montserrat" svg:font-family="Montserra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2.738cm" fo:break-before="auto" style:use-optimal-row-height="false"/>
    </style:style>
    <style:style style:name="ro3" style:family="table-row">
      <style:table-row-properties style:row-height="3.475cm" fo:break-before="auto" style:use-optimal-row-height="false"/>
    </style:style>
    <style:style style:name="ro4" style:family="table-row">
      <style:table-row-properties style:row-height="3.31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0.062cm solid #000000" fo:background-color="#d9d9d9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2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Default">
      <style:table-cell-properties fo:border-bottom="0.062cm solid #000000" fo:background-color="#d9d9d9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6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Default">
      <style:table-cell-properties fo:border-bottom="0.062cm solid #000000" fo:background-color="#d9d9d9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10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4" style:family="table-cell" style:parent-style-name="Default">
      <style:table-cell-properties fo:border-bottom="0.062cm solid #000000" fo:background-color="#d9d9d9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15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non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/>
          <table:table-cell table:style-name="ce5" office:value-type="string">
            <text:p>Fonctionnalité</text:p>
          </table:table-cell>
          <table:table-cell table:style-name="ce9" office:value-type="string">
            <text:p>Action</text:p>
          </table:table-cell>
          <table:table-cell table:style-name="ce9" office:value-type="string">
            <text:p>Résultat attendu</text:p>
          </table:table-cell>
          <table:table-cell table:style-name="ce14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6" office:value-type="string">
            <text:p>Une page d’accueil montrant (de manière dynamique) tous les articles disponibles à la vente.</text:p>
          </table:table-cell>
          <table:table-cell table:style-name="ce10" office:value-type="string">
            <text:p>Ouvrir sur la page d'accueil du site web dans un navigateur</text:p>
          </table:table-cell>
          <table:table-cell table:style-name="ce10" office:value-type="string">
            <text:p>Affichage de l'ensemble des produits</text:p>
          </table:table-cell>
          <table:table-cell table:style-name="ce15" office:value-type="string">
            <text:p>OK / Description erreur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Une page produit <text:s/>montrant (de manière dynamique) <text:s/>Les détails du produit sur lequel l'utilisateur à cliqué depuis la <text:s/>page d'accueil.</text:p>
          </table:table-cell>
          <table:table-cell table:style-name="ce11" office:value-type="string">
            <text:p>Choisir sa couleur <text:s/>grâce à un sélecteur <text:s/>déroulant</text:p>
            <text:p>Choisir sa quantité à l’aide du sélecteur</text:p>
            <text:p>Appuyer sur un bouton pour confirmer son choix</text:p>
            <text:p>fênetre window de confirmation</text:p>
          </table:table-cell>
          <table:table-cell table:style-name="ce10" office:value-type="string">
            <text:p>Arriver sur la page panier </text:p>
            <text:p>Avec les critères du produit sélectionné. </text:p>
            <text:p>ou annuler , et revenir à l'accueil</text:p>
          </table:table-cell>
          <table:table-cell table:style-name="ce13" office:value-type="string">
            <text:p>oK / Description erreur non</text:p>
          </table:table-cell>
          <table:table-cell table:number-columns-repeated="1019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office:value-type="string">
            <text:p>Une page panier <text:s/>montrant (de manière dynamique) <text:s/>Les détails du produit sur lequel l'utilisateur à cliqué depuis la <text:s/>page produit. Avec formulaire d"enregistrement ainsi que le <text:s/>prix total du produit</text:p>
          </table:table-cell>
          <table:table-cell table:style-name="ce10" office:value-type="string">
            <text:p>verifier son produit, <text:s/>son prix changer la couleur grâce a un selecteur ainsi que la quantité, ou annuler tous! <text:s/>remplir le formulaire contenant securité pour éviter les erreurs .prénom,nom, adresse, ville, émail . <text:s/>bouton de <text:s/>confirmation </text:p>
            <text:p/>
            <text:p/>
          </table:table-cell>
          <table:table-cell table:style-name="ce13" office:value-type="string">
            <text:p>arriver sur la page confirmation <text:s/></text:p>
            <text:p>Avec les critères du produit sélectionné. sa commande </text:p>
            <text:p/>
          </table:table-cell>
          <table:table-cell table:style-name="ce13" office:value-type="string">
            <text:p>oK / Description erreur non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6" office:value-type="string">
            <text:p>Une page confirmation <text:s/>montrant de manière dynamique <text:s text:c="2"/>le ticket de commande ainsi que <text:s/>l'image de l'accueil et les onglets accueil et panier</text:p>
          </table:table-cell>
          <table:table-cell table:style-name="ce11" office:value-type="string">
            <text:p>voir son reçus, choisir a nouveau en revenant a l"accueil ou au panier</text:p>
          </table:table-cell>
          <table:table-cell table:style-name="ce11" office:value-type="string">
            <text:p>numéro de commande affiché</text:p>
          </table:table-cell>
          <table:table-cell table:style-name="ce13" office:value-type="string">
            <text:p>ok/description erreur non</text:p>
          </table:table-cell>
          <table:table-cell table:number-columns-repeated="1019"/>
        </table:table-row>
        <table:table-row table:style-name="ro5" table:number-rows-repeated="3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number-columns-repeated="1019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7"/>
          <table:table-cell table:style-name="ce11" table:number-columns-repeated="2"/>
          <table:table-cell table:style-name="ce13"/>
          <table:table-cell table:number-columns-repeated="1019"/>
        </table:table-row>
        <table:table-row table:style-name="ro5" table:number-rows-repeated="5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number-columns-repeated="1019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1"/>
          <table:table-cell table:style-name="ce13"/>
          <table:table-cell table:number-columns-repeated="1019"/>
        </table:table-row>
        <table:table-row table:style-name="ro5">
          <table:table-cell table:style-name="ce3"/>
          <table:table-cell table:style-name="ce7"/>
          <table:table-cell/>
          <table:table-cell table:style-name="ce11"/>
          <table:table-cell table:style-name="ce13"/>
          <table:table-cell table:number-columns-repeated="1019"/>
        </table:table-row>
        <table:table-row table:style-name="ro5">
          <table:table-cell table:style-name="ce3"/>
          <table:table-cell table:style-name="ce8"/>
          <table:table-cell/>
          <table:table-cell table:style-name="ce11"/>
          <table:table-cell table:style-name="ce13"/>
          <table:table-cell table:number-columns-repeated="1019"/>
        </table:table-row>
        <table:table-row table:style-name="ro5">
          <table:table-cell table:style-name="ce3"/>
          <table:table-cell table:number-columns-repeated="2"/>
          <table:table-cell table:style-name="ce12"/>
          <table:table-cell table:style-name="ce13"/>
          <table:table-cell table:number-columns-repeated="1019"/>
        </table:table-row>
        <table:table-row table:style-name="ro5" table:number-rows-repeated="6">
          <table:table-cell table:style-name="ce3"/>
          <table:table-cell table:number-columns-repeated="3"/>
          <table:table-cell table:style-name="ce13"/>
          <table:table-cell table:number-columns-repeated="1019"/>
        </table:table-row>
        <table:table-row table:style-name="ro5">
          <table:table-cell table:style-name="ce4"/>
          <table:table-cell table:number-columns-repeated="3"/>
          <table:table-cell table:style-name="ce16"/>
          <table:table-cell table:number-columns-repeated="1019"/>
        </table:table-row>
        <table:table-row table:style-name="ro5" table:number-rows-repeated="978">
          <table:table-cell table:number-columns-repeated="1024"/>
        </table:table-row>
        <table:table-row table:style-name="ro6" table:number-rows-repeated="1047572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/>
    <style:font-face style:name="Montserrat" svg:font-family="Montserra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1">21/12/2021</text:date>, <text:time>09:3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dc:date>2021-12-21T09:30:09.82</dc:date>
    <dc:creator>Henri Moradel</dc:creator>
    <meta:document-statistic meta:table-count="1" meta:cell-count="23" meta:object-count="0"/>
  </office:meta>
</office:document-meta>
</file>